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officeooo:paragraph-rsid="00085167"/>
    </style:style>
    <style:style style:name="P2" style:family="paragraph" style:parent-style-name="Standard">
      <style:paragraph-properties fo:text-align="start" style:justify-single-word="false"/>
      <style:text-properties style:font-name="Consolas" fo:font-weight="bold" officeooo:rsid="00085167" officeooo:paragraph-rsid="0008516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nsolas" fo:font-weight="bold" officeooo:paragraph-rsid="00086c58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Consolas" fo:font-weight="normal" officeooo:paragraph-rsid="00086c5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1pt" officeooo:rsid="00085167" officeooo:paragraph-rsid="00085167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2pt" officeooo:rsid="00085167" officeooo:paragraph-rsid="00086c5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2pt" fo:font-weight="bold" officeooo:rsid="00085167" officeooo:paragraph-rsid="00086c5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nsolas" officeooo:paragraph-rsid="00086c58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86c58"/>
    </style:style>
    <style:style style:name="T1" style:family="text">
      <style:text-properties fo:font-size="11pt" officeooo:rsid="00085167" style:font-size-asian="11pt" style:font-size-complex="11pt"/>
    </style:style>
    <style:style style:name="T2" style:family="text">
      <style:text-properties fo:font-size="11pt" officeooo:rsid="00086c58" style:font-size-asian="11pt" style:font-size-complex="11pt"/>
    </style:style>
    <style:style style:name="T3" style:family="text">
      <style:text-properties fo:font-size="11pt" fo:font-weight="bold" officeooo:rsid="00086c58" style:font-size-asian="11pt" style:font-weight-asian="bold" style:font-size-complex="11pt" style:font-weight-complex="bold"/>
    </style:style>
    <style:style style:name="T4" style:family="text">
      <style:text-properties officeooo:rsid="00085167"/>
    </style:style>
    <style:style style:name="T5" style:family="text">
      <style:text-properties officeooo:rsid="00086c58"/>
    </style:style>
    <style:style style:name="T6" style:family="text">
      <style:text-properties style:font-name="Consolas" fo:font-size="11pt" fo:font-weight="bold" officeooo:rsid="00086c58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<text:span text:style-name="T5">as</text:span> soll myTraining sein?</text:p>
      <text:p text:style-name="P5">Eine <text:span text:style-name="T5">Online-</text:span>Platform zum <text:span text:style-name="T5">archivieren</text:span> und auswerten von Trainingsvortschritten bzw. Trainingsergebnissen.</text:p>
      <text:p text:style-name="P5"/>
      <text:p text:style-name="P6"><text:span text:style-name="T5"/></text:p>
      <text:p text:style-name="P7"><text:span text:style-name="T5">Daten die erfasst werden können:</text:span></text:p>
      <text:list xml:id="list6115841765656636022" text:style-name="L1">
        <text:list-item>
          <text:p text:style-name="P9"><text:a xlink:type="simple" xlink:href="../weightControle.txt"><text:span text:style-name="T6">Datenbankkonzept</text:span></text:a></text:p>
        </text:list-item>
      </text:list>
      <text:p text:style-name="P8"/>
      <text:p text:style-name="P3"><text:span text:style-name="T5">Funktionsumfang:</text:span></text:p>
      <text:list xml:id="list3928567997699152986" text:style-name="L2">
        <text:list-item>
          <text:p text:style-name="P4"><text:span text:style-name="T5">BMI-Rechner</text:span></text:p>
        </text:list-item>
        <text:list-item>
          <text:p text:style-name="P4"><text:span text:style-name="T5">Gewichtsstatistik</text:span></text:p>
        </text:list-item>
        <text:list-item>
          <text:p text:style-name="P4"><text:span text:style-name="T5">Differenz zwischen Start und aktuellem Gewich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officeooo:paragraph-rsid="00085167"/>
    </style:style>
    <style:style style:name="MT1" style:family="text">
      <style:text-properties fo:font-size="11pt" officeooo:rsid="00086c58" style:font-size-asian="11pt" style:font-size-complex="11pt"/>
    </style:style>
    <style:style style:name="MT2" style:family="text">
      <style:text-properties fo:font-size="11pt" officeooo:rsid="00085167" style:font-size-asian="11pt" style:font-size-complex="11pt"/>
    </style:style>
    <style:style style:name="MT3" style:family="text">
      <style:text-properties officeooo:rsid="000851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yWorkoutStats</text:span><text:span text:style-name="MT2"> v. 0.0.1<text:line-break/></text:span><text:span text:style-name="MT1">geplante Domain: myWorkoutStats.de</text:span><text:span text:style-name="MT3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00:01:15.71</meta:creation-date>
    <dc:date>2013-04-18T00:28:17.79</dc:date>
    <meta:editing-duration>P0D</meta:editing-duration>
    <meta:editing-cycles>2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9" meta:word-count="39" meta:character-count="330" meta:non-whitespace-character-count="303"/>
  </office:meta>
</office:document-meta>
</file>